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5:09:36.148410158</dc:date>
    <meta:editing-duration>PT2M42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56135984623034">
                <text:p>0.956135984623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803740192468495">
                <text:p>0.803740192468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722630511152573">
                <text:p>0.7226305111525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638668937347609">
                <text:p>0.638668937347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463525491562421">
                <text:p>0.463525491562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373034830747283">
                <text:p>0.3730348307472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281071971878587">
                <text:p>0.2810719718785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187999850346457">
                <text:p>0.1879998503464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0941857792939704">
                <text:p>0.0941857792939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09418577929397">
                <text:p>-0.09418577929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187999850346456">
                <text:p>-0.187999850346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373034830747282">
                <text:p>-0.373034830747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463525491562421">
                <text:p>-0.4635254915624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552186829027017">
                <text:p>-0.552186829027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638668937347609">
                <text:p>-0.638668937347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722630511152573">
                <text:p>-0.7226305111525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803740192468495">
                <text:p>-0.8037401924684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88167787843871">
                <text:p>-0.881677878438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956135984623034">
                <text:p>-0.9561359846230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09345294113212">
                <text:p>-1.09345294113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31446002006579">
                <text:p>-1.314460020065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45287474169295">
                <text:p>-1.452874741692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45287474169295">
                <text:p>-1.452874741692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3144600200658">
                <text:p>-1.31446002006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09345294113212">
                <text:p>-1.093452941132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956135984623034">
                <text:p>-0.9561359846230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88167787843871">
                <text:p>-0.881677878438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803740192468494">
                <text:p>-0.8037401924684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722630511152573">
                <text:p>-0.7226305111525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63866893734761">
                <text:p>-0.638668937347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552186829027018">
                <text:p>-0.5521868290270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463525491562421">
                <text:p>-0.463525491562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373034830747283">
                <text:p>-0.3730348307472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187999850346457">
                <text:p>-0.1879998503464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0941857792939699">
                <text:p>-0.09418577929396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0941857792939692">
                <text:p>0.0941857792939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187999850346456">
                <text:p>0.1879998503464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281071971878586">
                <text:p>0.2810719718785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373034830747282">
                <text:p>0.3730348307472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463525491562421">
                <text:p>0.4635254915624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638668937347609">
                <text:p>0.6386689373476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722630511152573">
                <text:p>0.7226305111525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803740192468495">
                <text:p>0.8037401924684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956135984623034">
                <text:p>0.9561359846230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31446002006579">
                <text:p>1.31446002006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